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 ser" svg:font-family="'Liberation Sans ser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1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2" style:family="table-cell" style:data-style-name="N200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C2" style:family="table-cell" style:data-style-name="N2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C13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C14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C15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C17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" style:family="table">
      <style:table-properties style:width="17cm" table:align="margins" style:shadow="none" style:may-break-between-rows="true" table:border-model="collapsing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2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B2" style:family="table-cell" style:data-style-name="N200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C2" style:family="table-cell" style:data-style-name="N2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C3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" style:family="table">
      <style:table-properties style:width="6.207cm" fo:margin-left="3.759cm" table:align="left" fo:background-color="transparent" style:shadow="none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4.009cm"/>
    </style:style>
    <style:style style:name="Tableau3.B" style:family="table-column">
      <style:table-column-properties style:column-width="2.19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B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3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3.B2" style:family="table-cell" style:data-style-name="N2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3" style:family="table-row">
      <style:table-row-properties fo:background-color="transparent" fo:keep-together="auto">
        <style:background-image/>
      </style:table-row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995cm" table:align="left" style:shadow="none" style:may-break-between-rows="true" table:border-model="collapsing"/>
    </style:style>
    <style:style style:name="Tableau5.A" style:family="table-column">
      <style:table-column-properties style:column-width="4.193cm"/>
    </style:style>
    <style:style style:name="Tableau5.B" style:family="table-column">
      <style:table-column-properties style:column-width="2.198cm"/>
    </style:style>
    <style:style style:name="Tableau5.C" style:family="table-column">
      <style:table-column-properties style:column-width="2.3cm"/>
    </style:style>
    <style:style style:name="Tableau5.D" style:family="table-column">
      <style:table-column-properties style:column-width="2.605cm"/>
    </style:style>
    <style:style style:name="Tableau5.E" style:family="table-column">
      <style:table-column-properties style:column-width="2.503cm"/>
    </style:style>
    <style:style style:name="Tableau5.F" style:family="table-column">
      <style:table-column-properties style:column-width="3.19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5.F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5.A2" style:family="table-cell">
      <style:table-cell-properties fo:background-color="#dddddd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B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C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D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E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F2" style:family="table-cell" style:data-style-name="N20000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5.B3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C3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D3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E3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B4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C4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D4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E4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B5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C5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D5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E5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B6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C6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D6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E6" style:family="table-cell" style:data-style-name="N200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officeooo:rsid="001f0c8b" officeooo:paragraph-rsid="001f0c8b"/>
    </style:style>
    <style:style style:name="P2" style:family="paragraph" style:parent-style-name="Standard">
      <style:text-properties officeooo:rsid="001f0c8b" officeooo:paragraph-rsid="001f0c8b"/>
    </style:style>
    <style:style style:name="P3" style:family="paragraph" style:parent-style-name="Standard" style:list-style-name="L1">
      <style:text-properties officeooo:rsid="001f0c8b" officeooo:paragraph-rsid="001f0c8b"/>
    </style:style>
    <style:style style:name="P4" style:family="paragraph" style:parent-style-name="Standard">
      <style:text-properties officeooo:rsid="0020d07a" officeooo:paragraph-rsid="0020d07a"/>
    </style:style>
    <style:style style:name="P5" style:family="paragraph" style:parent-style-name="Standard">
      <style:text-properties officeooo:rsid="002229d3" officeooo:paragraph-rsid="002229d3"/>
    </style:style>
    <style:style style:name="P6" style:family="paragraph" style:parent-style-name="Standard">
      <style:text-properties officeooo:rsid="00280ba7" officeooo:paragraph-rsid="00280ba7"/>
    </style:style>
    <style:style style:name="P7" style:family="paragraph" style:parent-style-name="Standard">
      <style:text-properties fo:font-style="italic" officeooo:rsid="0028d9f0" officeooo:paragraph-rsid="001f0c8b" style:font-style-asian="italic" style:font-style-complex="italic"/>
    </style:style>
    <style:style style:name="P8" style:family="paragraph" style:parent-style-name="Standard">
      <style:text-properties fo:font-style="italic" officeooo:rsid="002229d3" officeooo:paragraph-rsid="002229d3" style:font-style-asian="italic" style:font-style-complex="italic"/>
    </style:style>
    <style:style style:name="P9" style:family="paragraph" style:parent-style-name="Standard">
      <style:text-properties fo:font-style="italic" officeooo:rsid="0020d07a" officeooo:paragraph-rsid="0020d07a" style:font-style-asian="italic" style:font-style-complex="italic"/>
    </style:style>
    <style:style style:name="P10" style:family="paragraph" style:parent-style-name="Standard">
      <style:text-properties fo:font-style="italic" officeooo:rsid="0052434a" officeooo:paragraph-rsid="0033ad48" style:font-style-asian="italic" style:font-style-complex="italic"/>
    </style:style>
    <style:style style:name="P11" style:family="paragraph" style:parent-style-name="Standard">
      <style:text-properties fo:font-style="italic" officeooo:rsid="005544b8" officeooo:paragraph-rsid="005544b8" style:font-style-asian="italic" style:font-style-complex="italic"/>
    </style:style>
    <style:style style:name="P12" style:family="paragraph" style:parent-style-name="Standard">
      <style:text-properties fo:font-style="italic" officeooo:rsid="005df4a2" officeooo:paragraph-rsid="005df4a2" style:font-style-asian="italic" style:font-style-complex="italic"/>
    </style:style>
    <style:style style:name="P13" style:family="paragraph" style:parent-style-name="Standard">
      <style:text-properties fo:font-style="italic" officeooo:rsid="0045285e" officeooo:paragraph-rsid="0045285e" style:font-style-asian="italic" style:font-style-complex="italic"/>
    </style:style>
    <style:style style:name="P14" style:family="paragraph" style:parent-style-name="Standard">
      <style:text-properties fo:font-style="italic" officeooo:rsid="00748f71" officeooo:paragraph-rsid="00748f71" style:font-style-asian="italic" style:font-style-complex="italic"/>
    </style:style>
    <style:style style:name="P15" style:family="paragraph" style:parent-style-name="Standard">
      <style:text-properties officeooo:rsid="003093bf" officeooo:paragraph-rsid="003093bf"/>
    </style:style>
    <style:style style:name="P16" style:family="paragraph" style:parent-style-name="Standard">
      <style:text-properties officeooo:rsid="0034a614" officeooo:paragraph-rsid="0034a614"/>
    </style:style>
    <style:style style:name="P17" style:family="paragraph" style:parent-style-name="Standard" style:list-style-name="L2">
      <style:text-properties officeooo:rsid="0034a614" officeooo:paragraph-rsid="0034a614"/>
    </style:style>
    <style:style style:name="P18" style:family="paragraph" style:parent-style-name="Standard">
      <style:text-properties officeooo:rsid="003f4bbb" officeooo:paragraph-rsid="003f4bbb"/>
    </style:style>
    <style:style style:name="P19" style:family="paragraph" style:parent-style-name="Standard">
      <style:text-properties officeooo:rsid="0045285e" officeooo:paragraph-rsid="0045285e"/>
    </style:style>
    <style:style style:name="P20" style:family="paragraph" style:parent-style-name="Standard">
      <style:text-properties officeooo:rsid="005df4a2" officeooo:paragraph-rsid="005df4a2"/>
    </style:style>
    <style:style style:name="P21" style:family="paragraph" style:parent-style-name="Standard">
      <style:text-properties style:text-position="super 58%" officeooo:rsid="00280ba7" officeooo:paragraph-rsid="00280ba7"/>
    </style:style>
    <style:style style:name="P22" style:family="paragraph" style:parent-style-name="Standard" style:list-style-name="L1">
      <style:text-properties officeooo:rsid="0065b3aa" officeooo:paragraph-rsid="0065b3aa"/>
    </style:style>
    <style:style style:name="P23" style:family="paragraph" style:parent-style-name="Standard">
      <style:text-properties officeooo:rsid="006686da" officeooo:paragraph-rsid="006686da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66def7" officeooo:paragraph-rsid="0066d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66def7" officeooo:paragraph-rsid="0066d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7c1eb9" officeooo:paragraph-rsid="007c1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7c1eb9" officeooo:paragraph-rsid="007c1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7d0a5b" officeooo:paragraph-rsid="007d0a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7d0a5b" officeooo:paragraph-rsid="007d0a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42de13" officeooo:paragraph-rsid="0042de1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66def7" officeooo:paragraph-rsid="0066d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7b3984" officeooo:paragraph-rsid="007b3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6cbf9d" officeooo:paragraph-rsid="006cb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3f4bbb" officeooo:paragraph-rsid="003f4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3f4bbb" officeooo:paragraph-rsid="00811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bold" officeooo:rsid="001f0c8b" officeooo:paragraph-rsid="0020d0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bold" officeooo:rsid="001f0c8b" officeooo:paragraph-rsid="00865e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bold" officeooo:rsid="00312fe7" officeooo:paragraph-rsid="00312f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bold" officeooo:paragraph-rsid="00312f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1f0c8b" officeooo:paragraph-rsid="001f0c8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312fe7" officeooo:paragraph-rsid="00312fe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66def7" officeooo:paragraph-rsid="0066def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66def7" officeooo:paragraph-rsid="0066def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3f4bbb" officeooo:paragraph-rsid="003f4b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3f4bbb" officeooo:paragraph-rsid="003f4bb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0" style:family="paragraph" style:parent-style-name="Text_20_body">
      <style:text-properties officeooo:rsid="0042de13" officeooo:paragraph-rsid="0042de13"/>
    </style:style>
    <style:style style:name="T1" style:family="text">
      <style:text-properties officeooo:rsid="0020d0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d07a"/>
    </style:style>
    <style:style style:name="T4" style:family="text">
      <style:text-properties style:text-position="sub 58%" officeooo:rsid="00312fe7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312fe7" style:font-style-asian="italic" style:font-style-complex="italic"/>
    </style:style>
    <style:style style:name="T7" style:family="text">
      <style:text-properties style:text-position="sub 58%" officeooo:rsid="00865eb9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0d07a"/>
    </style:style>
    <style:style style:name="T10" style:family="text">
      <style:text-properties style:text-position="0% 100%" officeooo:rsid="00264098"/>
    </style:style>
    <style:style style:name="T11" style:family="text">
      <style:text-properties style:text-position="0% 100%" officeooo:rsid="004a63b2"/>
    </style:style>
    <style:style style:name="T12" style:family="text">
      <style:text-properties style:text-position="0% 100%" officeooo:rsid="00777151"/>
    </style:style>
    <style:style style:name="T13" style:family="text">
      <style:text-properties style:text-position="0% 100%" officeooo:rsid="007eefaf"/>
    </style:style>
    <style:style style:name="T14" style:family="text">
      <style:text-properties style:text-position="0% 100%" officeooo:rsid="00811797"/>
    </style:style>
    <style:style style:name="T15" style:family="text">
      <style:text-properties style:text-position="0% 100%" officeooo:rsid="008200f2"/>
    </style:style>
    <style:style style:name="T16" style:family="text">
      <style:text-properties style:text-position="0% 100%" officeooo:rsid="00865eb9"/>
    </style:style>
    <style:style style:name="T17" style:family="text">
      <style:text-properties officeooo:rsid="00264098"/>
    </style:style>
    <style:style style:name="T18" style:family="text">
      <style:text-properties officeooo:rsid="0028d9f0"/>
    </style:style>
    <style:style style:name="T19" style:family="text">
      <style:text-properties officeooo:rsid="002a5b72"/>
    </style:style>
    <style:style style:name="T20" style:family="text">
      <style:text-properties officeooo:rsid="002f9f0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7f50"/>
    </style:style>
    <style:style style:name="T23" style:family="text">
      <style:text-properties officeooo:rsid="00386378"/>
    </style:style>
    <style:style style:name="T24" style:family="text">
      <style:text-properties officeooo:rsid="0040e031"/>
    </style:style>
    <style:style style:name="T25" style:family="text">
      <style:text-properties officeooo:rsid="0042de13"/>
    </style:style>
    <style:style style:name="T26" style:family="text">
      <style:text-properties officeooo:rsid="0045285e"/>
    </style:style>
    <style:style style:name="T27" style:family="text">
      <style:text-properties officeooo:rsid="0046d175"/>
    </style:style>
    <style:style style:name="T28" style:family="text">
      <style:text-properties officeooo:rsid="004a63b2"/>
    </style:style>
    <style:style style:name="T29" style:family="text">
      <style:text-properties officeooo:rsid="0052434a"/>
    </style:style>
    <style:style style:name="T30" style:family="text">
      <style:text-properties officeooo:rsid="005df4a2"/>
    </style:style>
    <style:style style:name="T31" style:family="text">
      <style:text-properties officeooo:rsid="006350a2"/>
    </style:style>
    <style:style style:name="T32" style:family="text">
      <style:text-properties officeooo:rsid="00652c6f"/>
    </style:style>
    <style:style style:name="T33" style:family="text">
      <style:text-properties officeooo:rsid="006dbc24"/>
    </style:style>
    <style:style style:name="T34" style:family="text">
      <style:text-properties officeooo:rsid="006f3c3f"/>
    </style:style>
    <style:style style:name="T35" style:family="text">
      <style:text-properties officeooo:rsid="00762297"/>
    </style:style>
    <style:style style:name="T36" style:family="text">
      <style:text-properties officeooo:rsid="0076c9d8"/>
    </style:style>
    <style:style style:name="T37" style:family="text">
      <style:text-properties officeooo:rsid="0079512c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officeooo:rsid="007edac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résentation de l’information</text:p>
      <text:p text:style-name="Subtitle">Test 1 – 2022 </text:p>
      <text:p text:style-name="Text_20_body"/>
      <text:p text:style-name="P50">Nom : ……………………………………………………..</text:p>
      <text:p text:style-name="P50">Prénom : …………………………………………………. </text:p>
      <text:p text:style-name="P50">Classe : ……………………………………………………</text:p>
      <table:table table:name="Tableau4" table:style-name="Tableau4" table:template-name="Default Style">
        <table:table-column table:style-name="Tableau4.A" table:number-columns-repeated="2"/>
        <table:table-row table:style-name="TableLine511066608">
          <table:table-cell table:style-name="Tableau4.A1" office:value-type="string">
            <text:p text:style-name="P30">Nombre de points</text:p>
          </table:table-cell>
          <table:table-cell table:style-name="Tableau4.B1" office:value-type="string">
            <text:p text:style-name="P31">/ <text:span text:style-name="T25">2</text:span><text:span text:style-name="T34">2</text:span></text:p>
          </table:table-cell>
        </table:table-row>
        <table:table-row table:style-name="TableLine511066608">
          <table:table-cell table:style-name="Tableau4.A2" office:value-type="string">
            <text:p text:style-name="P30">Note</text:p>
          </table:table-cell>
          <table:table-cell table:style-name="Tableau4.B2" office:value-type="string">
            <text:p text:style-name="P32"/>
          </table:table-cell>
        </table:table-row>
      </table:table>
      <text:h text:style-name="Heading_20_1" text:outline-level="1"><text:span text:style-name="T19">A. </text:span>Notation binaire, décimale et hexadécimale</text:h>
      <text:h text:style-name="Heading_20_2" text:outline-level="2">Question 1 <text:span text:style-name="T18">(1 point)</text:span></text:h>
      <text:p text:style-name="P6"/>
      <text:p text:style-name="P6">Combien faut-il de bits pour coder les valeurs <text:span text:style-name="T31">décimales</text:span> <text:span text:style-name="T20">entières</text:span> de 0<text:span text:style-name="T2">10</text:span> à 1023<text:span text:style-name="T2">10 </text:span><text:span text:style-name="T8">?</text:span></text:p>
      <text:p text:style-name="P21"><text:s/></text:p>
      <text:p text:style-name="P19">Conseil : pour répondre à la question, vous pouvez remplir un tableau avec les puissances de 2 et leur<text:span text:style-name="T39">s</text:span> valeur<text:span text:style-name="T39">s</text:span> en décimal </text:p>
      <text:p text:style-name="P19"/>
      <text:p text:style-name="P13">Réponse :</text:p>
      <text:p text:style-name="P7"/>
      <text:h text:style-name="Heading_20_2" text:outline-level="2">Q<text:span text:style-name="T1">uestion</text:span> <text:span text:style-name="T18">2</text:span> : Tableau de conversion <text:span text:style-name="T1">de </text:span><text:span text:style-name="T17">0</text:span><text:span text:style-name="T3">10 </text:span><text:span text:style-name="T9">à 1</text:span><text:span text:style-name="T10">5</text:span><text:span text:style-name="T3">10</text:span><text:span text:style-name="T9"> (5 points)</text:span></text:h>
      <text:p text:style-name="P2"/>
      <text:p text:style-name="P2">Complétez le tableau suivant en respectant <text:span text:style-name="T32">les deux consignes suivantes </text:span>:</text:p>
      <text:p text:style-name="P2"/>
      <text:list xml:id="list1983769312" text:style-name="L1">
        <text:list-item>
          <text:p text:style-name="P3">chaque ligne représente la même valeur en binaire, décimal et hexadécimal</text:p>
        </text:list-item>
        <text:list-item>
          <text:p text:style-name="P3">4 bits sont utilisés pour la représentation binaire</text:p>
        </text:list-item>
        <text:list-item>
          <text:p text:style-name="P22">La base est écrite en indice</text:p>
        </text:list-item>
      </text:list>
      <text:p text:style-name="P2"/>
      <table:table table:name="Tableau1" table:style-name="Tableau1" table:template-name="Black 1">
        <table:table-column table:style-name="Tableau1.A" table:number-columns-repeated="3"/>
        <table:table-row table:style-name="Tableau1.1">
          <table:table-cell table:style-name="Tableau1.A1" office:value-type="string">
            <text:p text:style-name="P44">Notation en binaire</text:p>
          </table:table-cell>
          <table:table-cell table:style-name="Tableau1.A1" office:value-type="string">
            <text:p text:style-name="P44">Notation décimale</text:p>
          </table:table-cell>
          <table:table-cell table:style-name="Tableau1.C1" office:value-type="string">
            <text:p text:style-name="P44">Notation hexadécimale</text:p>
          </table:table-cell>
        </table:table-row>
        <table:table-row table:style-name="Tableau1.1">
          <table:table-cell table:style-name="Tableau1.A2" office:value-type="string">
            <text:p text:style-name="P39">0000<text:span text:style-name="T3">2</text:span></text:p>
          </table:table-cell>
          <table:table-cell table:style-name="Tableau1.B2">
            <text:p text:style-name="P40"><text:span text:style-name="T3"/></text:p>
          </table:table-cell>
          <table:table-cell table:style-name="Tableau1.C2">
            <text:p text:style-name="P39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39">0001<text:span text:style-name="T3">2</text:span></text:p>
          </table:table-cell>
          <table:table-cell table:style-name="Tableau1.B2">
            <text:p text:style-name="P39"><text:span text:style-name="T3"/></text:p>
          </table:table-cell>
          <table:table-cell table:style-name="Tableau1.C2" office:value-type="float" office:value="116">
            <text:p text:style-name="P39">1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<text:span text:style-name="T3"/></text:p>
          </table:table-cell>
          <table:table-cell table:style-name="Tableau1.B2">
            <text:p text:style-name="P39"><text:span text:style-name="T3"/></text:p>
          </table:table-cell>
          <table:table-cell table:style-name="Tableau1.C2" office:value-type="float" office:value="216">
            <text:p text:style-name="P39">2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0011<text:span text:style-name="T3">2</text:span></text:p>
          </table:table-cell>
          <table:table-cell table:style-name="Tableau1.B2" office:value-type="float" office:value="310">
            <text:p text:style-name="P39">3<text:span text:style-name="T3">10</text:span></text:p>
          </table:table-cell>
          <table:table-cell table:style-name="Tableau1.C2" office:value-type="float" office:value="316">
            <text:p text:style-name="P39">3<text:span text:style-name="T3">16</text:span></text:p>
          </table:table-cell>
        </table:table-row>
        <text:soft-page-break/>
        <table:table-row table:style-name="TableLine609513104">
          <table:table-cell table:style-name="Tableau1.A2" office:value-type="string">
            <text:p text:style-name="P39">0100<text:span text:style-name="T3">2</text:span></text:p>
          </table:table-cell>
          <table:table-cell table:style-name="Tableau1.B2" office:value-type="float" office:value="410">
            <text:p text:style-name="P39">4<text:span text:style-name="T3">10</text:span></text:p>
          </table:table-cell>
          <table:table-cell table:style-name="Tableau1.C2" office:value-type="float" office:value="416">
            <text:p text:style-name="P39">4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0101<text:span text:style-name="T3">2</text:span></text:p>
          </table:table-cell>
          <table:table-cell table:style-name="Tableau1.B2" office:value-type="float" office:value="510">
            <text:p text:style-name="P39">5<text:span text:style-name="T3">10</text:span></text:p>
          </table:table-cell>
          <table:table-cell table:style-name="Tableau1.C2" office:value-type="float" office:value="516">
            <text:p text:style-name="P39">5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<text:span text:style-name="T3"/></text:p>
          </table:table-cell>
          <table:table-cell table:style-name="Tableau1.B2" office:value-type="float" office:value="610">
            <text:p text:style-name="P39">6<text:span text:style-name="T3">10</text:span></text:p>
          </table:table-cell>
          <table:table-cell table:style-name="Tableau1.C2" office:value-type="float" office:value="616">
            <text:p text:style-name="P39">6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<text:span text:style-name="T3"/></text:p>
          </table:table-cell>
          <table:table-cell table:style-name="Tableau1.B2" office:value-type="float" office:value="710">
            <text:p text:style-name="P39">7<text:span text:style-name="T3">10</text:span></text:p>
          </table:table-cell>
          <table:table-cell table:style-name="Tableau1.C2" office:value-type="float" office:value="716">
            <text:p text:style-name="P39">7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<text:span text:style-name="T3"/></text:p>
          </table:table-cell>
          <table:table-cell table:style-name="Tableau1.B2">
            <text:p text:style-name="P39"><text:span text:style-name="T3"/></text:p>
          </table:table-cell>
          <table:table-cell table:style-name="Tableau1.C2">
            <text:p text:style-name="P39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39">1001<text:span text:style-name="T3">2</text:span></text:p>
          </table:table-cell>
          <table:table-cell table:style-name="Tableau1.B2">
            <text:p text:style-name="P39"><text:span text:style-name="T3"/></text:p>
          </table:table-cell>
          <table:table-cell table:style-name="Tableau1.C2">
            <text:p text:style-name="P39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39">1010<text:span text:style-name="T3">2</text:span></text:p>
          </table:table-cell>
          <table:table-cell table:style-name="Tableau1.B2">
            <text:p text:style-name="P39"><text:span text:style-name="T3"/></text:p>
          </table:table-cell>
          <table:table-cell table:style-name="Tableau1.C2">
            <text:p text:style-name="P39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39">1011<text:span text:style-name="T3">2</text:span></text:p>
          </table:table-cell>
          <table:table-cell table:style-name="Tableau1.B2" office:value-type="float" office:value="1110">
            <text:p text:style-name="P39">11<text:span text:style-name="T3">10</text:span></text:p>
          </table:table-cell>
          <table:table-cell table:style-name="Tableau1.C13" office:value-type="string">
            <text:p text:style-name="P39">B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<text:span text:style-name="T3"/></text:p>
          </table:table-cell>
          <table:table-cell table:style-name="Tableau1.B2" office:value-type="float" office:value="1210">
            <text:p text:style-name="P39">12<text:span text:style-name="T3">10</text:span></text:p>
          </table:table-cell>
          <table:table-cell table:style-name="Tableau1.C14" office:value-type="string">
            <text:p text:style-name="P39">C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39">1101<text:span text:style-name="T3">2</text:span></text:p>
          </table:table-cell>
          <table:table-cell table:style-name="Tableau1.B2">
            <text:p text:style-name="P39"><text:span text:style-name="T3"/></text:p>
          </table:table-cell>
          <table:table-cell table:style-name="Tableau1.C15" office:value-type="string">
            <text:p text:style-name="P39">D<text:span text:style-name="T3">16</text:span></text:p>
          </table:table-cell>
        </table:table-row>
        <table:table-row table:style-name="Tableau1.1">
          <table:table-cell table:style-name="Tableau1.A2" office:value-type="string">
            <text:p text:style-name="P39">1110<text:span text:style-name="T3">2</text:span></text:p>
          </table:table-cell>
          <table:table-cell table:style-name="Tableau1.B2">
            <text:p text:style-name="P39"><text:span text:style-name="T3"/></text:p>
          </table:table-cell>
          <table:table-cell table:style-name="Tableau1.C2">
            <text:p text:style-name="P39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39">1111<text:span text:style-name="T3">2</text:span></text:p>
          </table:table-cell>
          <table:table-cell table:style-name="Tableau1.B2" office:value-type="float" office:value="1510">
            <text:p text:style-name="P39">15<text:span text:style-name="T3">10</text:span></text:p>
          </table:table-cell>
          <table:table-cell table:style-name="Tableau1.C17" office:value-type="string">
            <text:p text:style-name="P39">F<text:span text:style-name="T3">16</text:span></text:p>
          </table:table-cell>
        </table:table-row>
      </table:table>
      <text:h text:style-name="Heading_20_2" text:outline-level="2"><text:span text:style-name="T1">Question</text:span> <text:span text:style-name="T18">3</text:span> : Conversions en binaire, décimal et hexadécimal <text:span text:style-name="T22">(</text:span><text:span text:style-name="T29">5</text:span><text:span text:style-name="T22"> points)</text:span></text:h>
      <text:p text:style-name="P2">Complétez le tableau suivant :</text:p>
      <text:p text:style-name="P2"/>
      <table:table table:name="Tableau2" table:style-name="Tableau2" table:template-name="Black 1">
        <table:table-column table:style-name="Tableau2.A" table:number-columns-repeated="3"/>
        <table:table-row table:style-name="Tableau2.1">
          <table:table-cell table:style-name="Tableau2.A1" office:value-type="string">
            <text:p text:style-name="P45">Notation binaire</text:p>
          </table:table-cell>
          <table:table-cell table:style-name="Tableau2.A1" office:value-type="string">
            <text:p text:style-name="P45">Notation décimale</text:p>
          </table:table-cell>
          <table:table-cell table:style-name="Tableau2.C1" office:value-type="string">
            <text:p text:style-name="P45">Notation Hexadéclimale</text:p>
          </table:table-cell>
        </table:table-row>
        <table:table-row table:style-name="Tableau2.1">
          <table:table-cell table:style-name="Tableau2.A2" office:value-type="string">
            <text:p text:style-name="P43">11111100110<text:span text:style-name="T4">2</text:span></text:p>
          </table:table-cell>
          <table:table-cell table:style-name="Tableau2.B2">
            <text:p text:style-name="P41"><text:span text:style-name="T2"/></text:p>
          </table:table-cell>
          <table:table-cell table:style-name="Tableau2.C2">
            <text:p text:style-name="P41"><text:span text:style-name="T2"/></text:p>
          </table:table-cell>
        </table:table-row>
        <table:table-row table:style-name="Tableau2.1">
          <table:table-cell table:style-name="Tableau2.A2" office:value-type="string">
            <text:p text:style-name="P42"><text:span text:style-name="T4"/></text:p>
          </table:table-cell>
          <table:table-cell table:style-name="Tableau2.B2">
            <text:p text:style-name="P41"><text:span text:style-name="T2"/></text:p>
          </table:table-cell>
          <table:table-cell table:style-name="Tableau2.C3" office:value-type="string">
            <text:p text:style-name="P42">BAD<text:span text:style-name="T6">16</text:span></text:p>
          </table:table-cell>
        </table:table-row>
        <table:table-row table:style-name="Tableau2.1">
          <table:table-cell table:style-name="Tableau2.A2" office:value-type="string">
            <text:p text:style-name="P42"><text:span text:style-name="T4"/></text:p>
          </table:table-cell>
          <table:table-cell table:style-name="Tableau2.B2" office:value-type="float" office:value="100010">
            <text:p text:style-name="P41">1000<text:span text:style-name="T5">10</text:span></text:p>
          </table:table-cell>
          <table:table-cell table:style-name="Tableau2.C2">
            <text:p text:style-name="P41"><text:span text:style-name="T2"/></text:p>
          </table:table-cell>
        </table:table-row>
      </table:table>
      <text:p text:style-name="P2"/>
      <text:p text:style-name="P23">Vous pouvez utiliser une feuille blanche annexe pour les calculs.</text:p>
      <text:h text:style-name="Heading_20_1" text:outline-level="1"><text:span text:style-name="T19">B. </text:span>Les codes couleur</text:h>
      <text:p text:style-name="P4">Lorsqu’on utilise le code couleur RGB (Red – Green – Blue), il est d’usage de coder chaque couleur primaire à l’aide d’un octet <text:span text:style-name="T27">(8 bits)</text:span>. <text:span text:style-name="T26">Il faut donc 3 octets </text:span><text:span text:style-name="T27">(24 bits)</text:span><text:span text:style-name="T26"> pour coder une couleur.</text:span></text:p>
      <text:p text:style-name="P4"/>
      <text:h text:style-name="Heading_20_2" text:outline-level="2"><text:soft-page-break/>Question <text:span text:style-name="T18">4</text:span> <text:span text:style-name="T18">(2 points)</text:span> </text:h>
      <text:p text:style-name="P4">Combien de nuances possibles (combien de couleurs) est-il possible de coder avec le système RGB. Donnez la réponse en décimal et en hexadécimal</text:p>
      <text:p text:style-name="P4"/>
      <text:p text:style-name="P5"><text:span text:style-name="T21">En hexadécimal : </text:span></text:p>
      <text:p text:style-name="P8"/>
      <text:p text:style-name="P8">En décimal :</text:p>
      <text:p text:style-name="P8"/>
      <text:h text:style-name="Heading_20_2" text:outline-level="2">Question <text:span text:style-name="T18">5.</text:span><text:span text:style-name="T30">1</text:span>  <text:span text:style-name="T18">(</text:span><text:span text:style-name="T30">1</text:span><text:span text:style-name="T18"> points)</text:span></text:h>
      <text:p text:style-name="P4"/>
      <text:p text:style-name="P4">La couleur noir vaut 000000<text:span text:style-name="T2">16</text:span> et la couleur blanc vaut FFFFFF<text:span text:style-name="T2">16</text:span>. Quelle est le nom (en français) de la «couleur» 222222<text:span text:style-name="T2">16</text:span> et se situe-t-elle plutôt du côté noir, ou plutôt du côté blanc ?</text:p>
      <text:p text:style-name="P4"/>
      <text:p text:style-name="P9">Réponse :</text:p>
      <text:p text:style-name="P4"/>
      <text:h text:style-name="Heading_20_2" text:outline-level="2">Question 5.2 (1 point)</text:h>
      <text:p text:style-name="P4"/>
      <text:p text:style-name="P20">Quelle est la <text:span text:style-name="T35">couleur</text:span> dominante de la couleur <text:span text:style-name="T36">RGB :</text:span> (10010110<text:span text:style-name="T2">2</text:span>, 00011010<text:span text:style-name="T2">2</text:span>, 00000000<text:span text:style-name="T2">2</text:span>) ?</text:p>
      <text:p text:style-name="P20"/>
      <text:p text:style-name="P12">Réponse :</text:p>
      <text:p text:style-name="P4"/>
      <text:h text:style-name="Heading_20_1" text:outline-level="1">C. Le son</text:h>
      <text:p text:style-name="P15"/>
      <text:p text:style-name="P16">La numérisation d’un son passe par 3 étapes :</text:p>
      <text:p text:style-name="P16"/>
      <text:list xml:id="list188783289" text:style-name="L2">
        <text:list-item>
          <text:p text:style-name="P17">L’échantillonnage</text:p>
        </text:list-item>
        <text:list-item>
          <text:p text:style-name="P17">La quantification</text:p>
        </text:list-item>
        <text:list-item>
          <text:p text:style-name="P17">l’encodage</text:p>
        </text:list-item>
      </text:list>
      <text:h text:style-name="Heading_20_2" text:outline-level="2">Question 6 <text:span text:style-name="T23">(</text:span><text:span text:style-name="T33">5</text:span><text:span text:style-name="T23"> points)</text:span></text:h>
      <table:table table:name="Tableau5" table:style-name="Tableau5" table:template-name="Black 1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46">Question</text:p>
            </table:table-cell>
            <table:table-cell table:style-name="Tableau5.A1" office:value-type="string">
              <text:p text:style-name="P47">A</text:p>
            </table:table-cell>
            <table:table-cell table:style-name="Tableau5.A1" office:value-type="string">
              <text:p text:style-name="P47">B</text:p>
            </table:table-cell>
            <table:table-cell table:style-name="Tableau5.A1" office:value-type="string">
              <text:p text:style-name="P47">C</text:p>
            </table:table-cell>
            <table:table-cell table:style-name="Tableau5.A1" office:value-type="string">
              <text:p text:style-name="P47">D</text:p>
            </table:table-cell>
            <table:table-cell table:style-name="Tableau5.F1" office:value-type="string">
              <text:p text:style-name="P46">Votre réponse (plusieurs possibilités)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4">Les ondes sonores sont ...</text:p>
          </table:table-cell>
          <table:table-cell table:style-name="Tableau5.B2" office:value-type="string">
            <text:p text:style-name="P34">Des vibrations</text:p>
          </table:table-cell>
          <table:table-cell table:style-name="Tableau5.C2" office:value-type="string">
            <text:p text:style-name="P34">Des ondes <text:span text:style-name="T37">électriques</text:span></text:p>
          </table:table-cell>
          <table:table-cell table:style-name="Tableau5.D2" office:value-type="string">
            <text:p text:style-name="P34">N’ont pas besoin de milieu matériel pour se propager</text:p>
          </table:table-cell>
          <table:table-cell table:style-name="Tableau5.E2" office:value-type="string">
            <text:p text:style-name="P34">Alternent compression et dilatation</text:p>
          </table:table-cell>
          <table:table-cell table:style-name="Tableau5.F2">
            <text:p text:style-name="P33"/>
          </table:table-cell>
        </table:table-row>
        <table:table-row table:style-name="Tableau5.1">
          <table:table-cell table:style-name="Tableau5.A2" office:value-type="string">
            <text:p text:style-name="P34">Un son pur représenté par une sinusoïde est ...</text:p>
          </table:table-cell>
          <table:table-cell table:style-name="Tableau5.B3" office:value-type="string">
            <text:p text:style-name="P34">La variation de l’intensité d’un son</text:p>
          </table:table-cell>
          <table:table-cell table:style-name="Tableau5.C3" office:value-type="string">
            <text:p text:style-name="P34">La variation de la fréquence du son</text:p>
          </table:table-cell>
          <table:table-cell table:style-name="Tableau5.D3" office:value-type="string">
            <text:p text:style-name="P34">Une vision esthétique du son</text:p>
          </table:table-cell>
          <table:table-cell table:style-name="Tableau5.E3" office:value-type="string">
            <text:p text:style-name="P35">Une maladie dans le spectre ORL</text:p>
          </table:table-cell>
          <table:table-cell table:style-name="Tableau5.F2">
            <text:p text:style-name="P33"/>
          </table:table-cell>
        </table:table-row>
        <text:soft-page-break/>
        <table:table-row table:style-name="Tableau5.1">
          <table:table-cell table:style-name="Tableau5.A2" office:value-type="string">
            <text:p text:style-name="P34">La fréquence d’échantillonnage d’un signal </text:p>
          </table:table-cell>
          <table:table-cell table:style-name="Tableau5.B4" office:value-type="string">
            <text:p text:style-name="P34">Renseigne sur le nombre de points à sélectionner dans un signal sur une période</text:p>
          </table:table-cell>
          <table:table-cell table:style-name="Tableau5.C4" office:value-type="string">
            <text:p text:style-name="P34">Est toujours très basse</text:p>
          </table:table-cell>
          <table:table-cell table:style-name="Tableau5.D4" office:value-type="string">
            <text:p text:style-name="P34">Doit être la plus élevée possible</text:p>
          </table:table-cell>
          <table:table-cell table:style-name="Tableau5.E4" office:value-type="string">
            <text:p text:style-name="P34">N’a pas d’importance</text:p>
          </table:table-cell>
          <table:table-cell table:style-name="Tableau5.F2">
            <text:p text:style-name="P33"/>
          </table:table-cell>
        </table:table-row>
        <table:table-row table:style-name="Tableau5.1">
          <table:table-cell table:style-name="Tableau5.A2" office:value-type="string">
            <text:p text:style-name="P24"><text:span text:style-name="T38">Grégoire a enregistré numériquement un concert live à la fréquence d’échantillonnage de 60000Hz</text:span></text:p>
            <text:p text:style-name="P25"/>
          </table:table-cell>
          <table:table-cell table:style-name="Tableau5.B5" office:value-type="string">
            <text:p text:style-name="P24"><text:span text:style-name="T38">le résultat sera mauvais</text:span></text:p>
            <text:p text:style-name="P25"/>
          </table:table-cell>
          <table:table-cell table:style-name="Tableau5.C5" office:value-type="string">
            <text:p text:style-name="P24"><text:span text:style-name="T38">le résultat à l’écoute sera assez bon mais pourra être amélioré</text:span></text:p>
            <text:p text:style-name="P25"/>
          </table:table-cell>
          <table:table-cell table:style-name="Tableau5.D5" office:value-type="string">
            <text:p text:style-name="P26"><text:span text:style-name="T38">le résultat sera bon mais aurait pu l’être à une fréquence plus basse</text:span></text:p>
            <text:p text:style-name="P27"/>
          </table:table-cell>
          <table:table-cell table:style-name="Tableau5.E5" office:value-type="string">
            <text:p text:style-name="P28"><text:span text:style-name="T38">cette fréquence est bien trop basse !</text:span></text:p>
            <text:p text:style-name="P29"/>
          </table:table-cell>
          <table:table-cell table:style-name="Tableau5.F2">
            <text:p text:style-name="P33"/>
          </table:table-cell>
        </table:table-row>
        <table:table-row table:style-name="Tableau5.1">
          <table:table-cell table:style-name="Tableau5.A2" office:value-type="string">
            <text:p text:style-name="P36">Quantifier un signal échantillonné sur 16 bits au lieu de 8 donne un résultat de meilleure qualité</text:p>
          </table:table-cell>
          <table:table-cell table:style-name="Tableau5.B6" office:value-type="string">
            <text:p text:style-name="P36">OUI</text:p>
          </table:table-cell>
          <table:table-cell table:style-name="Tableau5.C6" office:value-type="string">
            <text:p text:style-name="P36">NON</text:p>
          </table:table-cell>
          <table:table-cell table:style-name="Tableau5.D6" office:value-type="string">
            <text:p text:style-name="P36">On ne peut pas répondre sans connaître la fréquence d’échantillonnage</text:p>
          </table:table-cell>
          <table:table-cell table:style-name="Tableau5.E6">
            <text:p text:style-name="P34"/>
          </table:table-cell>
          <table:table-cell table:style-name="Tableau5.F2">
            <text:p text:style-name="P33"/>
          </table:table-cell>
        </table:table-row>
      </table:table>
      <text:p text:style-name="P10"/>
      <text:h text:style-name="Heading_20_2" text:outline-level="2">Question 8 (<text:span text:style-name="T25">2</text:span> point)</text:h>
      <text:p text:style-name="P18">Après les étapes d’échantillonnage et de quantification, on obtient les valeurs suivantes :</text:p>
      <text:p text:style-name="P18"/>
      <table:table table:name="Tableau3" table:style-name="Tableau3" table:template-name="Black 1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9">Temps (en milliseconde)</text:p>
          </table:table-cell>
          <table:table-cell table:style-name="Tableau3.B1" office:value-type="string">
            <text:p text:style-name="P48">Valeur</text:p>
          </table:table-cell>
        </table:table-row>
        <table:table-row table:style-name="Tableau3.1">
          <table:table-cell table:style-name="Tableau3.A2" office:value-type="string">
            <text:p text:style-name="P37">1<text:span text:style-name="T2">10</text:span></text:p>
          </table:table-cell>
          <table:table-cell table:style-name="Tableau3.B2" office:value-type="float" office:value="11002">
            <text:p text:style-name="P38"><text:span text:style-name="T8">1</text:span><text:span text:style-name="T14">1</text:span><text:span text:style-name="T8">00</text:span><text:span text:style-name="T2">2</text:span></text:p>
          </table:table-cell>
        </table:table-row>
        <table:table-row table:style-name="Tableau3.3">
          <table:table-cell table:style-name="Tableau3.A2" office:value-type="string">
            <text:p text:style-name="P37">2<text:span text:style-name="T2">10</text:span></text:p>
          </table:table-cell>
          <table:table-cell table:style-name="Tableau3.B2" office:value-type="float" office:value="10102">
            <text:p text:style-name="P38"><text:span text:style-name="T8">10</text:span><text:span text:style-name="T14">1</text:span><text:span text:style-name="T8">0</text:span><text:span text:style-name="T2">2</text:span></text:p>
          </table:table-cell>
        </table:table-row>
        <table:table-row table:style-name="Tableau3.1">
          <table:table-cell table:style-name="Tableau3.A2" office:value-type="string">
            <text:p text:style-name="P37">3<text:span text:style-name="T2">10</text:span></text:p>
          </table:table-cell>
          <table:table-cell table:style-name="Tableau3.B2" office:value-type="float" office:value="10002">
            <text:p text:style-name="P37">1000<text:span text:style-name="T2">2</text:span></text:p>
          </table:table-cell>
        </table:table-row>
        <table:table-row table:style-name="Tableau3.1">
          <table:table-cell table:style-name="Tableau3.A2" office:value-type="string">
            <text:p text:style-name="P37">4<text:span text:style-name="T2">10</text:span></text:p>
          </table:table-cell>
          <table:table-cell table:style-name="Tableau3.B2" office:value-type="float" office:value="11102">
            <text:p text:style-name="P38"><text:span text:style-name="T8">1</text:span><text:span text:style-name="T14">11</text:span><text:span text:style-name="T8">0</text:span><text:span text:style-name="T2">2</text:span></text:p>
          </table:table-cell>
        </table:table-row>
        <table:table-row table:style-name="Tableau3.1">
          <table:table-cell table:style-name="Tableau3.A2" office:value-type="string">
            <text:p text:style-name="P37">5<text:span text:style-name="T2">10</text:span></text:p>
          </table:table-cell>
          <table:table-cell table:style-name="Tableau3.B2" office:value-type="float" office:value="10002">
            <text:p text:style-name="P38"><text:span text:style-name="T8">1000</text:span><text:span text:style-name="T2">2</text:span></text:p>
          </table:table-cell>
        </table:table-row>
      </table:table>
      <text:p text:style-name="P18"/>
      <text:h text:style-name="Heading_20_3" text:outline-level="3"><text:span text:style-name="T24">8</text:span>.a Combien de bits ont été utilisés pour la quantification ?</text:h>
      <text:p text:style-name="P11">Réponse :</text:p>
      <text:p text:style-name="P18"/>
      <text:h text:style-name="Heading_20_3" text:outline-level="3"><text:span text:style-name="T24">8</text:span>.b Pour en faire un fichier son, que<text:span text:style-name="T28">lles sont les </text:span><text:span text:style-name="T29">deux</text:span><text:span text:style-name="T28"> informations qui manquent</text:span> à la suite 0000<text:span text:style-name="T2">2 </text:span><text:span text:style-name="T8"><text:s/>- </text:span><text:span text:style-name="T15">10</text:span><text:span text:style-name="T8">10</text:span><text:span text:style-name="T2">2</text:span><text:span text:style-name="T8"> - 1000</text:span><text:span text:style-name="T2">2</text:span><text:span text:style-name="T8"> - </text:span><text:span text:style-name="T15">1</text:span><text:span text:style-name="T8">1</text:span><text:span text:style-name="T15">10</text:span><text:span text:style-name="T2">2</text:span><text:span text:style-name="T8"> – 10</text:span><text:span text:style-name="T15">00</text:span><text:span text:style-name="T2">2</text:span><text:span text:style-name="T8"> </text:span><text:span text:style-name="T11">pour que l’ordinateur puisse reconstituer le son </text:span><text:span text:style-name="T12">enregistré</text:span><text:span text:style-name="T11"> </text:span><text:span text:style-name="T8">?</text:span></text:h>
      <text:p text:style-name="P14">Réponse 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 ser" svg:font-family="'Liberation Sans ser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CH">
      <number:number number:min-integer-digits="1"/>
    </number:number-style>
    <number:text-style style:name="N20100" number:language="fr" number:country="CH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lack_20_1.1" style:display-name="Black 1.1" style:family="table-cell" style:data-style-name="N2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2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2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2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2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2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20100">
      <style:table-cell-properties fo:background-color="#000000" fo:border-lef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20100">
      <style:table-cell-properties fo:background-color="#000000" fo:border-righ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20100">
      <style:table-cell-properties fo:background-color="#ffffff" fo:border-lef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20000">
      <style:table-cell-properties fo:background-color="#ffffff" fo:border-righ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2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2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f0c8b" officeooo:paragraph-rsid="001f0c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formatique 1M<text:tab/>Représentation de l’information – TEST 1<text:tab/>2022</text:p>
      </style:header>
      <style:footer>
        <text:p text:style-name="Footer"><text:tab/><text:page-number text:select-page="current">4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09-22T14:19:30.219120444</meta:creation-date>
    <dc:date>2022-10-04T21:01:46.067844660</dc:date>
    <dc:creator>Vincent Keller</dc:creator>
    <meta:editing-duration>P12DT6H20M18S</meta:editing-duration>
    <meta:editing-cycles>100</meta:editing-cycles>
    <meta:generator>LibreOffice/7.3.5.2$Linux_X86_64 LibreOffice_project/184fe81b8c8c30d8b5082578aee2fed2ea847c01</meta:generator>
    <meta:printed-by>Vincent Keller</meta:printed-by>
    <meta:print-date>2022-10-04T20:58:37.483100425</meta:print-date>
    <meta:document-statistic meta:table-count="5" meta:image-count="0" meta:object-count="0" meta:page-count="4" meta:paragraph-count="129" meta:word-count="610" meta:character-count="3560" meta:non-whitespace-character-count="3069"/>
  </office:meta>
</office:document-meta>
</file>